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2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Auto follow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rake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ut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rop cars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Emergency (stop)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ull screen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string">
            <text:p>Go (increase speed)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string">
            <text:p>Help menu</text:p>
          </table:table-cell>
        </table:table-row>
        <table:table-row table:style-name="ro1">
          <table:table-cell office:value-type="string">
            <text:p>I</text:p>
          </table:table-cell>
          <table:table-cell/>
        </table:table-row>
        <table:table-row table:style-name="ro1">
          <table:table-cell office:value-type="string">
            <text:p>j</text:p>
          </table:table-cell>
          <table:table-cell office:value-type="string">
            <text:p>Job timer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string">
            <text:p>Kick cars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string">
            <text:p>List (o2o work list)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Manifest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eutral</text:p>
          </table:table-cell>
        </table:table-row>
        <table:table-row table:style-name="ro1"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p</text:p>
          </table:table-cell>
          <table:table-cell/>
        </table:table-row>
        <table:table-row table:style-name="ro1">
          <table:table-cell office:value-type="string">
            <text:p>q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 office:value-type="string">
            <text:p>Reverser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string">
            <text:p>Slow/Stop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Throttle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string">
            <text:p>Utilities menu</text:p>
          </table:table-cell>
        </table:table-row>
        <table:table-row table:style-name="ro1"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w</text:p>
          </table:table-cell>
          <table:table-cell/>
        </table:table-row>
        <table:table-row table:style-name="ro1"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string">
            <text:p>pauZe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string">
            <text:p>Worklist top</text:p>
          </table:table-cell>
        </table:table-row>
        <table:table-row table:style-name="ro1">
          <table:table-cell office:value-type="string">
            <text:p>End</text:p>
          </table:table-cell>
          <table:table-cell office:value-type="string">
            <text:p>Worklist end</text:p>
          </table:table-cell>
        </table:table-row>
        <table:table-row table:style-name="ro1">
          <table:table-cell office:value-type="string">
            <text:p>Page Up</text:p>
          </table:table-cell>
          <table:table-cell office:value-type="string">
            <text:p>Previous work event</text:p>
          </table:table-cell>
        </table:table-row>
        <table:table-row table:style-name="ro1">
          <table:table-cell office:value-type="string">
            <text:p>Page Down</text:p>
          </table:table-cell>
          <table:table-cell office:value-type="string">
            <text:p>Next work event</text:p>
          </table:table-cell>
        </table:table-row>
        <table:table-row table:style-name="ro1">
          <table:table-cell table:style-name="ce1" office:value-type="string">
            <text:p>1 – 9</text:p>
          </table:table-cell>
          <table:table-cell office:value-type="string">
            <text:p>Turntable approach track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3">03/13/2023</text:date>, <text:time>09:4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 Ritacco</meta:initial-creator>
    <meta:creation-date>2023-03-13T09:19:42.65</meta:creation-date>
    <dc:date>2023-03-13T09:49:51.02</dc:date>
    <dc:creator>Greg Ritacco</dc:creator>
    <meta:editing-duration>PT30M9S</meta:editing-duration>
    <meta:editing-cycles>3</meta:editing-cycles>
    <meta:generator>OpenOffice/4.1.7$Win32 OpenOffice.org_project/417m1$Build-9800</meta:generator>
    <meta:document-statistic meta:table-count="3" meta:cell-count="54" meta:object-count="0"/>
  </office:meta>
</office:document-meta>
</file>